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99ccff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.576cm" svg:height="1.5cm" svg:x="8cm" svg:y="6.6cm">
          <text:p text:style-name="P1">clang</text:p>
        </draw:rect>
        <draw:rect draw:style-name="gr2" draw:text-style-name="P1" draw:layer="layout" svg:width="1.576cm" svg:height="1.5cm" svg:x="14.758cm" svg:y="6.6cm">
          <text:p text:style-name="P1">llc</text:p>
        </draw:rect>
        <draw:custom-shape draw:style-name="gr3" draw:text-style-name="P2" draw:layer="layout" svg:width="1.181cm" svg:height="1cm" svg:x="16.335cm" svg:y="6.801cm">
          <text:p text:style-name="P1"><text:span text:style-name="T1">obj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82cm" svg:height="1cm" svg:x="9.577cm" svg:y="6.801cm">
          <text:p text:style-name="P1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3.499cm" svg:height="0.7cm" svg:x="3.001cm" svg:y="6.6cm">
          <text:p text:style-name="P2"><text:span text:style-name="T1">User program</text:span></text:p>
        </draw:rect>
        <draw:rect draw:style-name="gr4" draw:text-style-name="P2" draw:layer="layout" svg:width="3.499cm" svg:height="0.7cm" svg:x="3cm" svg:y="7.399cm">
          <text:p text:style-name="P2"><text:span text:style-name="T1">stdc/softfloat lib</text:span></text:p>
        </draw:rect>
        <draw:custom-shape draw:style-name="gr3" draw:text-style-name="P2" draw:layer="layout" svg:width="1.5cm" svg:height="1cm" svg:x="6.5cm" svg:y="6.8cm">
          <text:p text:style-name="P1"><text:span text:style-name="T1">C/C+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3" draw:layer="layout" svg:width="2.743cm" svg:height="1.5cm" svg:x="10.757cm" svg:y="6.599cm">
          <text:p text:style-name="P3"><text:span text:style-name="T2">llvm-link</text:span></text:p>
        </draw:rect>
        <draw:custom-shape draw:style-name="gr3" draw:text-style-name="P2" draw:layer="layout" svg:width="1.181cm" svg:height="1cm" svg:x="13.534cm" svg:y="6.8cm">
          <text:p text:style-name="P1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ung-Shu Chen</meta:initial-creator>
    <meta:creation-date>2013-12-07T10:46:34</meta:creation-date>
    <dc:date>2015-03-07T09:42:48</dc:date>
    <meta:editing-duration>PT4M54S</meta:editing-duration>
    <meta:editing-cycles>3</meta:editing-cycles>
    <meta:generator>LibreOffice/3.5$Linux_X86_64 LibreOffice_project/350m1$Build-2</meta:generator>
    <dc:creator>Gamma Chen</dc:creator>
    <meta:document-statistic meta:object-count="9"/>
  </office:meta>
</office:document-meta>
</file>